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2000003F74B858445E47EB0E6.png" manifest:media-type="image/png"/>
  <manifest:file-entry manifest:full-path="Pictures/10000001000003D70000039B8A3DDF7629DA98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-0.852cm" svg:width="17cm" svg:height="17.083cm" draw:z-index="0"><draw:image xlink:href="Pictures/10000001000003F2000003F74B858445E47EB0E6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cm" svg:height="15.961cm" draw:z-index="1"><draw:image xlink:href="Pictures/10000001000003D70000039B8A3DDF7629DA98C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02T15:38:28.882000000</dc:date>
    <meta:editing-duration>PT29M34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